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officeooo:rsid="013783e5" officeooo:paragraph-rsid="013783e5"/>
    </style:style>
    <style:style style:name="P4" style:family="paragraph" style:parent-style-name="Standard">
      <style:text-properties style:text-underline-style="solid" style:text-underline-width="auto" style:text-underline-color="font-color" officeooo:rsid="013783e5" officeooo:paragraph-rsid="013783e5"/>
    </style:style>
    <style:style style:name="T1" style:family="text">
      <style:text-properties officeooo:rsid="0138dfe5"/>
    </style:style>
    <style:style style:name="T2" style:family="text">
      <style:text-properties officeooo:rsid="01394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4">Mardi 04 juillet</text:p>
      <text:p text:style-name="P4"/>
      <text:p text:style-name="P3">10h30 – 11h<text:span text:style-name="T2">30</text:span> : <text:span text:style-name="T1">traitement des demandes de loc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7-04T14:34:29.769790984</dc:date>
    <meta:editing-duration>P1DT8H50M33S</meta:editing-duration>
    <meta:editing-cycles>225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2" meta:character-count="72" meta:non-whitespace-character-count="62"/>
  </office:meta>
</office:document-meta>
</file>